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date-style style:name="N10036" number:language="uk" number:country="UA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uk" number:country="UA">
      <number:text-content/>
    </number:text-style>
    <style:style style:name="ce2" style:family="table-cell" style:parent-style-name="Default" style:data-style-name="N10100">
      <style:table-cell-properties style:text-align-source="fix" style:repeat-content="false" fo:wrap-option="no-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9" style:family="table-cell" style:parent-style-name="Default" style:data-style-name="N10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wrap-option="no-wrap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6" style:family="table-cell" style:parent-style-name="Default" style:data-style-name="N10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22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18" style:family="table-cell" style:parent-style-name="Default" style:data-style-name="N10100">
      <style:table-cell-properties style:vertical-align="middle"/>
      <style:text-properties style:font-name="FreeSans1" fo:font-size="11pt" style:font-size-asian="11pt" style:font-size-complex="11pt"/>
    </style:style>
    <style:style style:name="ce20" style:family="table-cell" style:parent-style-name="Default" style:data-style-name="N10100">
      <style:table-cell-properties fo:background-color="transparent" style:vertical-align="middle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10100"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24" style:family="table-cell" style:parent-style-name="Default" style:data-style-name="N122"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2" office:value-type="string" calcext:value-type="string">
            <text:p>Стаття</text:p>
          </table:table-cell>
          <table:table-cell table:style-name="ce11" office:value-type="string" calcext:value-type="string">
            <text:p>Дата</text:p>
          </table:table-cell>
          <table:table-cell table:style-name="ce11" office:value-type="string" calcext:value-type="string">
            <text:p>Сума</text:p>
          </table:table-cell>
          <table:table-cell table:style-name="ce11" office:value-type="string" calcext:value-type="string">
            <text:p>Квитанція</text:p>
          </table:table-cell>
          <table:table-cell table:style-name="ce23" office:value-type="string" calcext:value-type="string">
            <text:p>Аванс</text:p>
          </table:table-cell>
          <table:table-cell table:style-name="ce23" office:value-type="string" calcext:value-type="string">
            <text:p>Залишок</text:p>
          </table:table-cell>
          <table:table-cell table:style-name="ce23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table:style-name="ce9" office:value-type="string" calcext:value-type="string">
            <text:p>Руйнування старої хати екскаватором</text:p>
          </table:table-cell>
          <table:table-cell table:style-name="ce14" office:value-type="date" office:date-value="2022-10-29" calcext:value-type="date">
            <text:p>29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ивіз залишків старої хати (16 ходок)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9600" calcext:value-type="currency">
            <text:p>9 6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грузка залишків старої хати екскаватором</text:p>
          </table:table-cell>
          <table:table-cell table:style-name="ce14" office:value-type="date" office:date-value="2022-10-30" calcext:value-type="date">
            <text:p>30.10.2022</text:p>
          </table:table-cell>
          <table:table-cell table:style-name="ce16" office:value-type="currency" office:currency="UAH" office:value="8000" calcext:value-type="currency">
            <text:p>8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иття траншеї під фундамент екскаватором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, в’язальний дріт</text:p>
          </table:table-cell>
          <table:table-cell table:style-name="ce14" office:value-type="date" office:date-value="2022-10-31" calcext:value-type="date">
            <text:p>31.10.2022</text:p>
          </table:table-cell>
          <table:table-cell table:style-name="ce16" office:value-type="currency" office:currency="UAH" office:value="26772" calcext:value-type="currency">
            <text:p>26 77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старої хати (ручна робота)</text:p>
          </table:table-cell>
          <table:table-cell table:style-name="ce14" office:value-type="date" office:date-value="2022-11-04" calcext:value-type="date">
            <text:p>04.11.2022</text:p>
          </table:table-cell>
          <table:table-cell table:style-name="ce16" office:value-type="currency" office:currency="UAH" office:value="29000" calcext:value-type="currency">
            <text:p>2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уги відрізні, дріт в’язальний</text:p>
          </table:table-cell>
          <table:table-cell table:style-name="ce14" office:value-type="date" office:date-value="2022-11-01" calcext:value-type="date">
            <text:p>01.11.2022</text:p>
          </table:table-cell>
          <table:table-cell table:style-name="ce16" office:value-type="currency" office:currency="UAH" office:value="633" calcext:value-type="currency">
            <text:p>63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02" calcext:value-type="date">
            <text:p>02.11.2022</text:p>
          </table:table-cell>
          <table:table-cell table:style-name="ce16" office:value-type="currency" office:currency="UAH" office:value="484" calcext:value-type="currency">
            <text:p>48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скотч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table:formula="of:=156+162" office:value-type="currency" office:currency="UAH" office:value="318" calcext:value-type="currency">
            <text:p>318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26 м3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81293.3" calcext:value-type="currency">
            <text:p>81 29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перевозці бетону</text:p>
          </table:table-cell>
          <table:table-cell table:style-name="ce14" office:value-type="date" office:date-value="2022-11-03" calcext:value-type="date">
            <text:p>03.11.2022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0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25" calcext:value-type="currency">
            <text:p>1 0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2-11-05" calcext:value-type="date">
            <text:p>05.11.2022</text:p>
          </table:table-cell>
          <table:table-cell table:style-name="ce16" office:value-type="currency" office:currency="UAH" office:value="10500" calcext:value-type="currency">
            <text:p>10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7" calcext:value-type="date">
            <text:p>07.11.2022</text:p>
          </table:table-cell>
          <table:table-cell table:style-name="ce16" office:value-type="currency" office:currency="UAH" office:value="650" calcext:value-type="currency">
            <text:p>65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</text:p>
          </table:table-cell>
          <table:table-cell table:style-name="ce14" office:value-type="date" office:date-value="2022-11-08" calcext:value-type="date">
            <text:p>08.11.2022</text:p>
          </table:table-cell>
          <table:table-cell table:style-name="ce16" office:value-type="currency" office:currency="UAH" office:value="325" calcext:value-type="currency">
            <text:p>3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11,5 м3</text:p>
          </table:table-cell>
          <table:table-cell table:style-name="ce14" office:value-type="date" office:date-value="2022-11-09" calcext:value-type="date">
            <text:p>09.11.2022</text:p>
          </table:table-cell>
          <table:table-cell table:style-name="ce16" office:value-type="currency" office:currency="UAH" office:value="38752.4" calcext:value-type="currency">
            <text:p>38 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65" calcext:value-type="currency">
            <text:p>36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85" calcext:value-type="currency">
            <text:p>8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чна робота при ритті траншеї під фундамент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26 м3 бетону разом із армуванням </text:p>
          </table:table-cell>
          <table:table-cell table:style-name="ce14" office:value-type="date" office:date-value="2022-11-10" calcext:value-type="date">
            <text:p>10.11.2022</text:p>
          </table:table-cell>
          <table:table-cell table:style-name="ce16" office:value-type="currency" office:currency="UAH" office:value="39000" calcext:value-type="currency">
            <text:p>39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4,1 + доставка</text:p>
          </table:table-cell>
          <table:table-cell table:style-name="ce14" office:value-type="date" office:date-value="2022-11-12" calcext:value-type="date">
            <text:p>12.11.2022</text:p>
          </table:table-cell>
          <table:table-cell table:style-name="ce16" office:value-type="currency" office:currency="UAH" office:value="4100" calcext:value-type="currency">
            <text:p>4 1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для плити в Металолдінгу</text:p>
          </table:table-cell>
          <table:table-cell table:style-name="ce14" office:value-type="date" office:date-value="2022-11-18" calcext:value-type="date">
            <text:p>18.11.2022</text:p>
          </table:table-cell>
          <table:table-cell table:style-name="ce16" table:formula="of:=71375.81" office:value-type="currency" office:currency="UAH" office:value="71375.81" calcext:value-type="currency">
            <text:p>71 37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арматур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а поліетиленові труби</text:p>
          </table:table-cell>
          <table:table-cell table:style-name="ce14" office:value-type="date" office:date-value="2022-11-21" calcext:value-type="date">
            <text:p>21.11.2022</text:p>
          </table:table-cell>
          <table:table-cell table:style-name="ce16" office:value-type="currency" office:currency="UAH" office:value="3173" calcext:value-type="currency">
            <text:p>3 17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649" calcext:value-type="currency">
            <text:p>649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, залушки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466" calcext:value-type="currency">
            <text:p>46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оронка для бетону</text:p>
          </table:table-cell>
          <table:table-cell table:style-name="ce14" office:value-type="date" office:date-value="2022-11-22" calcext:value-type="date">
            <text:p>22.11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оліетиленова труба</text:p>
          </table:table-cell>
          <table:table-cell table:style-name="ce14" office:value-type="date" office:date-value="2022-11-23" calcext:value-type="date">
            <text:p>23.11.2022</text:p>
          </table:table-cell>
          <table:table-cell table:style-name="ce16" office:value-type="currency" office:currency="UAH" office:value="252" calcext:value-type="currency">
            <text:p>2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становка опалубки, заливці 12 м3 бетону</text:p>
          </table:table-cell>
          <table:table-cell table:style-name="ce14" office:value-type="date" office:date-value="2022-11-26" calcext:value-type="date">
            <text:p>26.11.2022</text:p>
          </table:table-cell>
          <table:table-cell table:style-name="ce16" office:value-type="currency" office:currency="UAH" office:value="41500" calcext:value-type="currency">
            <text:p>41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79 т</text:p>
          </table:table-cell>
          <table:table-cell table:style-name="ce14" office:value-type="date" office:date-value="2022-12-01" calcext:value-type="date">
            <text:p>01.12.2022</text:p>
          </table:table-cell>
          <table:table-cell table:style-name="ce16" office:value-type="currency" office:currency="UAH" office:value="36100" calcext:value-type="currency">
            <text:p>36 1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, 4,7 т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борка опалубки, вивоз землі</text:p>
          </table:table-cell>
          <table:table-cell table:style-name="ce14" office:value-type="date" office:date-value="2022-12-02" calcext:value-type="date">
            <text:p>02.12.2022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плівка ПЕ, саморізи, леза</text:p>
          </table:table-cell>
          <table:table-cell table:style-name="ce14" office:value-type="date" office:date-value="2022-12-06" calcext:value-type="date">
            <text:p>06.12.2022</text:p>
          </table:table-cell>
          <table:table-cell table:style-name="ce16" office:value-type="currency" office:currency="UAH" office:value="2682" calcext:value-type="currency">
            <text:p>2 68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, лопата, рукавиці</text:p>
          </table:table-cell>
          <table:table-cell table:style-name="ce14" office:value-type="date" office:date-value="2022-12-08" calcext:value-type="date">
            <text:p>08.12.2022</text:p>
          </table:table-cell>
          <table:table-cell table:style-name="ce16" office:value-type="currency" office:currency="UAH" office:value="752" calcext:value-type="currency">
            <text:p>752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880" calcext:value-type="currency">
            <text:p>88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труб, підсипка піску, опалубка</text:p>
          </table:table-cell>
          <table:table-cell table:style-name="ce14" office:value-type="date" office:date-value="2022-12-13" calcext:value-type="date">
            <text:p>13.12.2022</text:p>
          </table:table-cell>
          <table:table-cell table:style-name="ce16" office:value-type="currency" office:currency="UAH" office:value="39400" calcext:value-type="currency">
            <text:p>39 4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2-12-12" calcext:value-type="date">
            <text:p>12.12.2022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етон 34 м3</text:p>
          </table:table-cell>
          <table:table-cell table:style-name="ce14" office:value-type="date" office:date-value="2022-12-19" calcext:value-type="date">
            <text:p>19.12.2022</text:p>
          </table:table-cell>
          <table:table-cell table:style-name="ce16" office:value-type="currency" office:currency="UAH" office:value="114703.22" calcext:value-type="currency">
            <text:p>114 703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Укладка 34 м3 бетону разом із армуванням </text:p>
          </table:table-cell>
          <table:table-cell table:style-name="ce14" office:value-type="date" office:date-value="2022-12-20" calcext:value-type="date">
            <text:p>20.12.2022</text:p>
          </table:table-cell>
          <table:table-cell table:style-name="ce16" office:value-type="currency" office:currency="UAH" office:value="59500" calcext:value-type="currency">
            <text:p>59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ереборка і перенесення залишків цегли</text:p>
          </table:table-cell>
          <table:table-cell table:style-name="ce14" office:value-type="date" office:date-value="2023-04-04" calcext:value-type="date">
            <text:p>04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Лицювальна цегла 13424 шт</text:p>
          </table:table-cell>
          <table:table-cell table:style-name="ce14" office:value-type="date" office:date-value="2023-04-05" calcext:value-type="date">
            <text:p>05.04.2023</text:p>
          </table:table-cell>
          <table:table-cell table:style-name="ce16" office:value-type="currency" office:currency="UAH" office:value="199346.4" calcext:value-type="currency">
            <text:p>199 34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трактор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3000" calcext:value-type="currency">
            <text:p>3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лиц. цегл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ізобетонні плити</text:p>
          </table:table-cell>
          <table:table-cell table:style-name="ce14" office:value-type="date" office:date-value="2023-04-10" calcext:value-type="date">
            <text:p>10.04.2023</text:p>
          </table:table-cell>
          <table:table-cell table:style-name="ce16" office:value-type="currency" office:currency="UAH" office:value="166494.24" calcext:value-type="currency">
            <text:p>166 494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ервона цегла, 18 палет</text:p>
          </table:table-cell>
          <table:table-cell table:style-name="ce14" office:value-type="date" office:date-value="2023-04-11" calcext:value-type="date">
            <text:p>11.04.2023</text:p>
          </table:table-cell>
          <table:table-cell table:style-name="ce16" office:value-type="currency" office:currency="UAH" office:value="104886" calcext:value-type="currency">
            <text:p>104 88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20 палет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136000" calcext:value-type="currency">
            <text:p>136 0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газоблоку</text:p>
          </table:table-cell>
          <table:table-cell table:style-name="ce14" office:value-type="date" office:date-value="2023-04-13" calcext:value-type="date">
            <text:p>13.04.2023</text:p>
          </table:table-cell>
          <table:table-cell table:style-name="ce16" office:value-type="currency" office:currency="UAH" office:value="500" calcext:value-type="currency">
            <text:p>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, клей, арматура та інше в Молотку</text:p>
          </table:table-cell>
          <table:table-cell table:style-name="ce14" office:value-type="date" office:date-value="2023-04-14" calcext:value-type="date">
            <text:p>14.04.2023</text:p>
          </table:table-cell>
          <table:table-cell table:style-name="ce16" office:value-type="currency" office:currency="UAH" office:value="53496" calcext:value-type="currency">
            <text:p>53 496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цементу, клею</text:p>
          </table:table-cell>
          <table:table-cell table:style-name="ce14" office:value-type="date" office:date-value="2023-04-19" calcext:value-type="date">
            <text:p>19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екскаватора по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розвант. черв. цегли</text:p>
          </table:table-cell>
          <table:table-cell table:style-name="ce14" office:value-type="date" office:date-value="2023-04-21" calcext:value-type="date">
            <text:p>21.04.2023</text:p>
          </table:table-cell>
          <table:table-cell table:style-name="ce16" office:value-type="currency" office:currency="UAH" office:value="200" calcext:value-type="currency">
            <text:p>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Сашка на перегр. газоблоку</text:p>
          </table:table-cell>
          <table:table-cell table:style-name="ce14" office:value-type="date" office:date-value="2023-04-24" calcext:value-type="date">
            <text:p>24.04.2023</text:p>
          </table:table-cell>
          <table:table-cell table:style-name="ce16" office:value-type="currency" office:currency="UAH" office:value="1200" calcext:value-type="currency">
            <text:p>1 200 грн.</text:p>
          </table:table-cell>
          <table:table-cell table:style-name="ce18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5,14 т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2700" calcext:value-type="currency">
            <text:p>2 7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, нитки</text:p>
          </table:table-cell>
          <table:table-cell table:style-name="ce14" office:value-type="date" office:date-value="2023-04-25" calcext:value-type="date">
            <text:p>25.04.2023</text:p>
          </table:table-cell>
          <table:table-cell table:style-name="ce16" office:value-type="currency" office:currency="UAH" office:value="525" calcext:value-type="currency">
            <text:p>525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7,76 т</text:p>
          </table:table-cell>
          <table:table-cell table:style-name="ce14" office:value-type="date" office:date-value="2023-04-26" calcext:value-type="date">
            <text:p>26.04.2023</text:p>
          </table:table-cell>
          <table:table-cell table:style-name="ce16" office:value-type="currency" office:currency="UAH" office:value="3600" calcext:value-type="currency">
            <text:p>3 60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вяхи 100, 70, в'язальний дріт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140" calcext:value-type="currency">
            <text:p>1 140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16 мм, 24м</text:p>
          </table:table-cell>
          <table:table-cell table:style-name="ce14" office:value-type="date" office:date-value="2023-04-29" calcext:value-type="date">
            <text:p>29.04.2023</text:p>
          </table:table-cell>
          <table:table-cell table:style-name="ce16" office:value-type="currency" office:currency="UAH" office:value="1541.04" calcext:value-type="currency">
            <text:p>1 541 грн.</text:p>
          </table:table-cell>
          <table:table-cell table:style-name="ce18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дке мило та інше</text:p>
          </table:table-cell>
          <table:table-cell table:style-name="ce14" office:value-type="date" office:date-value="2023-05-02" calcext:value-type="date">
            <text:p>02.05.2023</text:p>
          </table:table-cell>
          <table:table-cell table:style-name="ce16" office:value-type="currency" office:currency="UAH" office:value="142" calcext:value-type="currency">
            <text:p>14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розвантаженню плит (4 год)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6000" calcext:value-type="currency">
            <text:p>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звантаження плит</text:p>
          </table:table-cell>
          <table:table-cell table:style-name="ce14" office:value-type="date" office:date-value="2023-05-11" calcext:value-type="date">
            <text:p>11.05.2023</text:p>
          </table:table-cell>
          <table:table-cell table:style-name="ce16" office:value-type="currency" office:currency="UAH" office:value="1500" calcext:value-type="currency">
            <text:p>1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 20м в Молотку</text:p>
          </table:table-cell>
          <table:table-cell table:style-name="ce14" office:value-type="date" office:date-value="2023-05-12" calcext:value-type="date">
            <text:p>12.05.2023</text:p>
          </table:table-cell>
          <table:table-cell table:style-name="ce16" office:value-type="currency" office:currency="UAH" office:value="11606" calcext:value-type="currency">
            <text:p>11 6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</text:p>
          </table:table-cell>
          <table:table-cell table:style-name="ce14" office:value-type="date" office:date-value="2023-05-13" calcext:value-type="date">
            <text:p>13.05.2023</text:p>
          </table:table-cell>
          <table:table-cell table:style-name="ce16" office:value-type="currency" office:currency="UAH" office:value="40150" calcext:value-type="currency">
            <text:p>40 15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кар'єрний, ~30 т</text:p>
          </table:table-cell>
          <table:table-cell table:style-name="ce14" office:value-type="date" office:date-value="2023-05-14" calcext:value-type="date">
            <text:p>14.05.2023</text:p>
          </table:table-cell>
          <table:table-cell table:style-name="ce16" office:value-type="currency" office:currency="UAH" office:value="9000" calcext:value-type="currency">
            <text:p>9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+ 11 арок</text:p>
          </table:table-cell>
          <table:table-cell table:style-name="ce14" office:value-type="date" office:date-value="2023-05-29" calcext:value-type="date">
            <text:p>29.05.2023</text:p>
          </table:table-cell>
          <table:table-cell table:style-name="ce16" office:value-type="currency" office:currency="UAH" office:value="43400" calcext:value-type="currency">
            <text:p>43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опалубки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6500" calcext:value-type="currency">
            <text:p>6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, клей, інше в Молотку</text:p>
          </table:table-cell>
          <table:table-cell table:style-name="ce14" office:value-type="date" office:date-value="2023-05-31" calcext:value-type="date">
            <text:p>31.05.2023</text:p>
          </table:table-cell>
          <table:table-cell table:style-name="ce16" office:value-type="currency" office:currency="UAH" office:value="5388" calcext:value-type="currency">
            <text:p>5 3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6 мм</text:p>
          </table:table-cell>
          <table:table-cell table:style-name="ce14" office:value-type="date" office:date-value="2023-06-02" calcext:value-type="date">
            <text:p>02.06.2023</text:p>
          </table:table-cell>
          <table:table-cell table:style-name="ce16" office:value-type="currency" office:currency="UAH" office:value="2640" calcext:value-type="currency">
            <text:p>2 6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129.5" calcext:value-type="currency">
            <text:p>4 13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гла «Скеля» 180 шт в Епіцентрі</text:p>
          </table:table-cell>
          <table:table-cell table:style-name="ce14" office:value-type="date" office:date-value="2023-06-03" calcext:value-type="date">
            <text:p>03.06.2023</text:p>
          </table:table-cell>
          <table:table-cell table:style-name="ce16" office:value-type="currency" office:currency="UAH" office:value="4032" calcext:value-type="currency">
            <text:p>4 03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шпильки, рукавички</text:p>
          </table:table-cell>
          <table:table-cell table:style-name="ce14" office:value-type="date" office:date-value="2023-06-09" calcext:value-type="date">
            <text:p>09.06.2023</text:p>
          </table:table-cell>
          <table:table-cell table:style-name="ce16" office:value-type="currency" office:currency="UAH" office:value="1411" calcext:value-type="currency">
            <text:p>1 41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коби, саморізи, інше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508" calcext:value-type="currency">
            <text:p>50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Стоунлайт, 3 палети + U блок180 шт</text:p>
          </table:table-cell>
          <table:table-cell table:style-name="ce14" office:value-type="date" office:date-value="2023-06-08" calcext:value-type="date">
            <text:p>08.06.2023</text:p>
          </table:table-cell>
          <table:table-cell table:style-name="ce16" office:value-type="currency" office:currency="UAH" office:value="41688" calcext:value-type="currency">
            <text:p>41 6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6-10" calcext:value-type="date">
            <text:p>10.06.2023</text:p>
          </table:table-cell>
          <table:table-cell table:style-name="ce16" office:value-type="currency" office:currency="UAH" office:value="14200" calcext:value-type="currency">
            <text:p>14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газоблока</text:p>
          </table:table-cell>
          <table:table-cell table:style-name="ce14" office:value-type="date" office:date-value="2023-06-12" calcext:value-type="date">
            <text:p>12.06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і покупки в Молотку</text:p>
          </table:table-cell>
          <table:table-cell table:style-name="ce14" office:value-type="date" office:date-value="2023-06-14" calcext:value-type="date">
            <text:p>14.06.2023</text:p>
          </table:table-cell>
          <table:table-cell table:style-name="ce16" office:value-type="currency" office:currency="UAH" office:value="1760" calcext:value-type="currency">
            <text:p>1 7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date" office:date-value="2023-06-15" calcext:value-type="date">
            <text:p>15.06.2023</text:p>
          </table:table-cell>
          <table:table-cell table:style-name="ce16" office:value-type="currency" office:currency="UAH" office:value="300" calcext:value-type="currency">
            <text:p>3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 в’язальний</text:p>
          </table:table-cell>
          <table:table-cell table:style-name="ce14" office:value-type="string" calcext:value-type="string">
            <text:p>15.96.23</text:p>
          </table:table-cell>
          <table:table-cell table:style-name="ce16" office:value-type="currency" office:currency="UAH" office:value="110" calcext:value-type="currency">
            <text:p>11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ильки, гайки, шайби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390" calcext:value-type="currency">
            <text:p>39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астифікатор, рукаіиці</text:p>
          </table:table-cell>
          <table:table-cell table:style-name="ce14" office:value-type="date" office:date-value="2023-06-16" calcext:value-type="date">
            <text:p>16.06.2023</text:p>
          </table:table-cell>
          <table:table-cell table:style-name="ce16" office:value-type="currency" office:currency="UAH" office:value="980" calcext:value-type="currency">
            <text:p>98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,6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6300" calcext:value-type="currency">
            <text:p>6 3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50м + доставка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7700" calcext:value-type="currency">
            <text:p>7 7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1-ому поверху</text:p>
          </table:table-cell>
          <table:table-cell table:style-name="ce14" office:value-type="date" office:date-value="2023-06-17" calcext:value-type="date">
            <text:p>17.06.2023</text:p>
          </table:table-cell>
          <table:table-cell table:style-name="ce16" office:value-type="currency" office:currency="UAH" office:value="109500" calcext:value-type="currency">
            <text:p>109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ЕППС та інше в Молотку</text:p>
          </table:table-cell>
          <table:table-cell table:style-name="ce14" office:value-type="date" office:date-value="2023-06-29" calcext:value-type="date">
            <text:p>29.06.2023</text:p>
          </table:table-cell>
          <table:table-cell table:style-name="ce16" office:value-type="currency" office:currency="UAH" office:value="1829" calcext:value-type="currency">
            <text:p>1 829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армопоясу 1-го поверху</text:p>
          </table:table-cell>
          <table:table-cell table:style-name="ce14" office:value-type="date" office:date-value="2023-06-28" calcext:value-type="date">
            <text:p>28.06.2023</text:p>
          </table:table-cell>
          <table:table-cell table:style-name="ce16" office:value-type="currency" office:currency="UAH" office:value="46100" calcext:value-type="currency">
            <text:p>46 1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нур 2х0.75 100м</text:p>
          </table:table-cell>
          <table:table-cell table:style-name="ce14" office:value-type="date" office:date-value="2023-07-03" calcext:value-type="date">
            <text:p>03.07.2023</text:p>
          </table:table-cell>
          <table:table-cell table:style-name="ce16" office:value-type="currency" office:currency="UAH" office:value="1360" calcext:value-type="currency">
            <text:p>1 3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33..43 по 2х стінах лиц. цегли</text:p>
          </table:table-cell>
          <table:table-cell table:style-name="ce14" office:value-type="date" office:date-value="2023-07-09" calcext:value-type="date">
            <text:p>09.07.2023</text:p>
          </table:table-cell>
          <table:table-cell table:style-name="ce16" office:value-type="currency" office:currency="UAH" office:value="23500" calcext:value-type="currency">
            <text:p>23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монтажу плит на 1й пов.</text:p>
          </table:table-cell>
          <table:table-cell table:style-name="ce14" office:value-type="date" office:date-value="2023-07-10" calcext:value-type="date">
            <text:p>10.07.2023</text:p>
          </table:table-cell>
          <table:table-cell table:style-name="ce16" office:value-type="currency" office:currency="UAH" office:value="7000" calcext:value-type="currency">
            <text:p>7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Чистка вікон</text:p>
          </table:table-cell>
          <table:table-cell table:style-name="ce14" office:value-type="date" office:date-value="2023-07-11" calcext:value-type="date">
            <text:p>11.07.2023</text:p>
          </table:table-cell>
          <table:table-cell table:style-name="ce16" office:value-type="currency" office:currency="UAH" office:value="1000" calcext:value-type="currency">
            <text:p>1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лей Сілтек 4 мішка + пінопласт 8 листів</text:p>
          </table:table-cell>
          <table:table-cell table:style-name="ce14" office:value-type="date" office:date-value="2023-07-11" calcext:value-type="date">
            <text:p>11.07.2023</text:p>
          </table:table-cell>
          <table:table-cell table:style-name="ce16" office:value-type="currency" office:currency="UAH" office:value="2096" calcext:value-type="currency">
            <text:p>2 09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пільки, рукавиці, дріт</text:p>
          </table:table-cell>
          <table:table-cell table:style-name="ce14" office:value-type="date" office:date-value="2023-07-14" calcext:value-type="date">
            <text:p>14.07.2023</text:p>
          </table:table-cell>
          <table:table-cell table:style-name="ce16" office:value-type="currency" office:currency="UAH" office:value="423" calcext:value-type="currency">
            <text:p>42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укладку плит 1й пов. і армопоясу</text:p>
          </table:table-cell>
          <table:table-cell table:style-name="ce14" office:value-type="date" office:date-value="2023-07-16" calcext:value-type="date">
            <text:p>16.07.2023</text:p>
          </table:table-cell>
          <table:table-cell table:style-name="ce16" office:value-type="currency" office:currency="UAH" office:value="30000" calcext:value-type="currency">
            <text:p>3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ріт, саморізи, біти, скоби</text:p>
          </table:table-cell>
          <table:table-cell table:style-name="ce14" office:value-type="date" office:date-value="2023-07-18" calcext:value-type="date">
            <text:p>18.07.2023</text:p>
          </table:table-cell>
          <table:table-cell table:style-name="ce16" office:value-type="currency" office:currency="UAH" office:value="1245" calcext:value-type="currency">
            <text:p>1 24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плата за укладку плит 1й пов. і армопоясу</text:p>
          </table:table-cell>
          <table:table-cell table:style-name="ce14" office:value-type="date" office:date-value="2023-07-19" calcext:value-type="date">
            <text:p>19.07.2023</text:p>
          </table:table-cell>
          <table:table-cell table:style-name="ce16" office:value-type="currency" office:currency="UAH" office:value="8500" calcext:value-type="currency">
            <text:p>8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ідливка плит на 2й пов.</text:p>
          </table:table-cell>
          <table:table-cell table:style-name="ce14" office:value-type="date" office:date-value="2023-07-19" calcext:value-type="date">
            <text:p>19.07.2023</text:p>
          </table:table-cell>
          <table:table-cell table:style-name="ce16" office:value-type="currency" office:currency="UAH" office:value="14000" calcext:value-type="currency">
            <text:p>1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40м + Сілтек 10м + доставка</text:p>
          </table:table-cell>
          <table:table-cell table:style-name="ce14" office:value-type="date" office:date-value="2023-07-21" calcext:value-type="date">
            <text:p>21.07.2023</text:p>
          </table:table-cell>
          <table:table-cell table:style-name="ce16" office:value-type="currency" office:currency="UAH" office:value="8400" calcext:value-type="currency">
            <text:p>8 4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</text:p>
          </table:table-cell>
          <table:table-cell table:style-name="ce14" office:value-type="date" office:date-value="2023-07-25" calcext:value-type="date">
            <text:p>25.07.2023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роботи по газоблоку і цеглі на 2у пов.</text:p>
          </table:table-cell>
          <table:table-cell table:style-name="ce14" office:value-type="date" office:date-value="2023-07-28" calcext:value-type="date">
            <text:p>28.07.2023</text:p>
          </table:table-cell>
          <table:table-cell table:style-name="ce16" office:value-type="currency" office:currency="UAH" office:value="12000" calcext:value-type="currency">
            <text:p>12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10м + Сілтек 20м + доставка</text:p>
          </table:table-cell>
          <table:table-cell table:style-name="ce14" office:value-type="date" office:date-value="2023-08-03" calcext:value-type="date">
            <text:p>03.08.2023</text:p>
          </table:table-cell>
          <table:table-cell table:style-name="ce16" table:formula="of:=5610+6" office:value-type="currency" office:currency="UAH" office:value="5616" calcext:value-type="currency">
            <text:p>5 61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16 лиц. цегли (2й пов)</text:p>
          </table:table-cell>
          <table:table-cell table:style-name="ce14" office:value-type="date" office:date-value="2023-08-04" calcext:value-type="date">
            <text:p>04.08.2023</text:p>
          </table:table-cell>
          <table:table-cell table:style-name="ce16" office:value-type="currency" office:currency="UAH" office:value="48800" calcext:value-type="currency">
            <text:p>48 8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..6 газоблоку і стінки (2й пов)</text:p>
          </table:table-cell>
          <table:table-cell table:style-name="ce14" office:value-type="date" office:date-value="2023-08-04" calcext:value-type="date">
            <text:p>04.08.2023</text:p>
          </table:table-cell>
          <table:table-cell table:style-name="ce16" office:value-type="currency" office:currency="UAH" office:value="24000" calcext:value-type="currency">
            <text:p>2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7..9 газоблоку і стінки (2й пов)</text:p>
          </table:table-cell>
          <table:table-cell table:style-name="ce14" office:value-type="date" office:date-value="2023-08-10" calcext:value-type="date">
            <text:p>10.08.2023</text:p>
          </table:table-cell>
          <table:table-cell table:style-name="ce16" office:value-type="currency" office:currency="UAH" office:value="16000" calcext:value-type="currency">
            <text:p>16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заносу матеріалів на 2й пов.</text:p>
          </table:table-cell>
          <table:table-cell table:style-name="ce14" office:value-type="date" office:date-value="2023-08-15" calcext:value-type="date">
            <text:p>15.08.2023</text:p>
          </table:table-cell>
          <table:table-cell table:style-name="ce16" office:value-type="currency" office:currency="UAH" office:value="4000" calcext:value-type="currency">
            <text:p>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20м + Сілтек 10м + доставка</text:p>
          </table:table-cell>
          <table:table-cell table:style-name="ce14" office:value-type="date" office:date-value="2023-08-16" calcext:value-type="date">
            <text:p>16.08.2023</text:p>
          </table:table-cell>
          <table:table-cell table:style-name="ce16" table:formula="of:=5130+6" office:value-type="currency" office:currency="UAH" office:value="5136" calcext:value-type="currency">
            <text:p>5 13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7..32 лиц. цегли (2й пов)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50000" calcext:value-type="currency">
            <text:p>5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підйом цегли на 2й пов.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2000" calcext:value-type="currency">
            <text:p>2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лівка-стреч</text:p>
          </table:table-cell>
          <table:table-cell table:style-name="ce14" office:value-type="date" office:date-value="2023-08-18" calcext:value-type="date">
            <text:p>18.08.2023</text:p>
          </table:table-cell>
          <table:table-cell table:style-name="ce16" office:value-type="currency" office:currency="UAH" office:value="400" calcext:value-type="currency">
            <text:p>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ельма і шпатель</text:p>
          </table:table-cell>
          <table:table-cell table:style-name="ce14" office:value-type="date" office:date-value="2023-08-19" calcext:value-type="date">
            <text:p>19.08.2023</text:p>
          </table:table-cell>
          <table:table-cell table:style-name="ce16" office:value-type="currency" office:currency="UAH" office:value="877" calcext:value-type="currency">
            <text:p>877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датковий щиток до болгарки</text:p>
          </table:table-cell>
          <table:table-cell table:style-name="ce14" office:value-type="date" office:date-value="2023-08-21" calcext:value-type="date">
            <text:p>21.08.2023</text:p>
          </table:table-cell>
          <table:table-cell table:style-name="ce16" office:value-type="currency" office:currency="UAH" office:value="315" calcext:value-type="currency">
            <text:p>315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річковий 7.77т + кар'єрний, 7.69т</text:p>
          </table:table-cell>
          <table:table-cell table:style-name="ce14" office:value-type="date" office:date-value="2023-08-23" calcext:value-type="date">
            <text:p>23.08.2023</text:p>
          </table:table-cell>
          <table:table-cell table:style-name="ce16" office:value-type="currency" office:currency="UAH" office:value="9800" calcext:value-type="currency">
            <text:p>9 8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иск для цегли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234" calcext:value-type="currency">
            <text:p>234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руток 10х10 2м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70" calcext:value-type="currency">
            <text:p>7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ів 10..12 газоблоку і стінки (2й пов)</text:p>
          </table:table-cell>
          <table:table-cell table:style-name="ce14" office:value-type="date" office:date-value="2023-08-24" calcext:value-type="date">
            <text:p>24.08.2023</text:p>
          </table:table-cell>
          <table:table-cell table:style-name="ce16" office:value-type="currency" office:currency="UAH" office:value="24000" calcext:value-type="currency">
            <text:p>2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ифер Фібродах 106 листів + саморізи</text:p>
          </table:table-cell>
          <table:table-cell table:style-name="ce14" office:value-type="date" office:date-value="2023-08-26" calcext:value-type="date">
            <text:p>26.08.2023</text:p>
          </table:table-cell>
          <table:table-cell table:style-name="ce16" office:value-type="currency" office:currency="UAH" office:value="44940" calcext:value-type="currency">
            <text:p>44 9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шиферу + розрузка</text:p>
          </table:table-cell>
          <table:table-cell table:style-name="ce14" office:value-type="date" office:date-value="2023-08-28" calcext:value-type="date">
            <text:p>28.08.2023</text:p>
          </table:table-cell>
          <table:table-cell table:style-name="ce16" office:value-type="currency" office:currency="UAH" office:value="2400" calcext:value-type="currency">
            <text:p>2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30х20х60 25 шт</text:p>
          </table:table-cell>
          <table:table-cell table:style-name="ce14" office:value-type="date" office:date-value="2023-09-18" calcext:value-type="date">
            <text:p>18.09.2023</text:p>
          </table:table-cell>
          <table:table-cell table:style-name="ce16" office:value-type="currency" office:currency="UAH" office:value="2793" calcext:value-type="currency">
            <text:p>2 79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30м + арматура ⌀10 120м + інше + доставка</text:p>
          </table:table-cell>
          <table:table-cell table:style-name="ce14" office:value-type="date" office:date-value="2023-09-18" calcext:value-type="date">
            <text:p>18.09.2023</text:p>
          </table:table-cell>
          <table:table-cell table:style-name="ce16" office:value-type="currency" office:currency="UAH" office:value="7787.5" calcext:value-type="currency">
            <text:p>7 788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7.69т + доставка</text:p>
          </table:table-cell>
          <table:table-cell table:style-name="ce14" office:value-type="date" office:date-value="2023-09-20" calcext:value-type="date">
            <text:p>20.09.2023</text:p>
          </table:table-cell>
          <table:table-cell table:style-name="ce16" office:value-type="currency" office:currency="UAH" office:value="6400" calcext:value-type="currency">
            <text:p>6 4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8мм, 120м + арматура ⌀6мм, 150м</text:p>
          </table:table-cell>
          <table:table-cell table:style-name="ce14" office:value-type="date" office:date-value="2023-09-20" calcext:value-type="date">
            <text:p>20.09.2023</text:p>
          </table:table-cell>
          <table:table-cell table:style-name="ce16" table:formula="of:=1920+1875" office:value-type="currency" office:currency="UAH" office:value="3795" calcext:value-type="currency">
            <text:p>3 79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кладку ряду 17 газоблоку + армопояс</text:p>
          </table:table-cell>
          <table:table-cell table:style-name="ce14" office:value-type="date" office:date-value="2023-09-22" calcext:value-type="date">
            <text:p>22.09.2023</text:p>
          </table:table-cell>
          <table:table-cell table:style-name="ce16" office:value-type="currency" office:currency="UAH" office:value="33600" calcext:value-type="currency">
            <text:p>33 6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30х20х60 12 шт + цемент 10м</text:p>
          </table:table-cell>
          <table:table-cell table:style-name="ce14" office:value-type="date" office:date-value="2023-09-27" calcext:value-type="date">
            <text:p>27.09.2023</text:p>
          </table:table-cell>
          <table:table-cell table:style-name="ce16" office:value-type="currency" office:currency="UAH" office:value="2962" calcext:value-type="currency">
            <text:p>2 96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ла червона 4 піддона</text:p>
          </table:table-cell>
          <table:table-cell table:style-name="ce14" office:value-type="date" office:date-value="2023-09-29" calcext:value-type="date">
            <text:p>29.09.2023</text:p>
          </table:table-cell>
          <table:table-cell table:style-name="ce16" office:value-type="currency" office:currency="UAH" office:value="22000" calcext:value-type="currency">
            <text:p>22 0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азоблок 20х15х60 33 шт</text:p>
          </table:table-cell>
          <table:table-cell table:style-name="ce14" office:value-type="date" office:date-value="2023-09-30" calcext:value-type="date">
            <text:p>30.09.2023</text:p>
          </table:table-cell>
          <table:table-cell table:style-name="ce16" office:value-type="currency" office:currency="UAH" office:value="2160.61" calcext:value-type="currency">
            <text:p>2 161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рматура ⌀8 мм, 36м</text:p>
          </table:table-cell>
          <table:table-cell table:style-name="ce14" office:value-type="date" office:date-value="2023-09-30" calcext:value-type="date">
            <text:p>30.09.2023</text:p>
          </table:table-cell>
          <table:table-cell table:style-name="ce16" office:value-type="currency" office:currency="UAH" office:value="540" calcext:value-type="currency">
            <text:p>54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крана по монтажу плит на 2й пов.</text:p>
          </table:table-cell>
          <table:table-cell table:style-name="ce14" office:value-type="date" office:date-value="2023-10-02" calcext:value-type="date">
            <text:p>02.10.2023</text:p>
          </table:table-cell>
          <table:table-cell table:style-name="ce16" office:value-type="currency" office:currency="UAH" office:value="5000" calcext:value-type="currency">
            <text:p>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2му поверху (залишок)</text:p>
          </table:table-cell>
          <table:table-cell table:style-name="ce14" office:value-type="date" office:date-value="2023-10-02" calcext:value-type="date">
            <text:p>02.10.2023</text:p>
          </table:table-cell>
          <table:table-cell table:style-name="ce16" office:value-type="currency" office:currency="UAH" office:value="44000" calcext:value-type="currency">
            <text:p>44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Цемент 25м + Сілтек 4м + різне + доставка</text:p>
          </table:table-cell>
          <table:table-cell table:style-name="ce14" office:value-type="date" office:date-value="2023-10-03" calcext:value-type="date">
            <text:p>03.10.2023</text:p>
          </table:table-cell>
          <table:table-cell table:style-name="ce16" table:formula="of:=8156+6" office:value-type="currency" office:currency="UAH" office:value="8162" calcext:value-type="currency">
            <text:p>8 162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армопояс плит 2й пов.</text:p>
          </table:table-cell>
          <table:table-cell table:style-name="ce14" office:value-type="date" office:date-value="2023-10-04" calcext:value-type="date">
            <text:p>04.10.2023</text:p>
          </table:table-cell>
          <table:table-cell table:style-name="ce16" office:value-type="currency" office:currency="UAH" office:value="20000" calcext:value-type="currency">
            <text:p>20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ерево для даху</text:p>
          </table:table-cell>
          <table:table-cell table:style-name="ce14" office:value-type="date" office:date-value="2023-10-05" calcext:value-type="date">
            <text:p>05.10.2023</text:p>
          </table:table-cell>
          <table:table-cell table:style-name="ce16" office:value-type="currency" office:currency="UAH" office:value="37806" calcext:value-type="currency">
            <text:p>37 8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по підйому цегли</text:p>
          </table:table-cell>
          <table:table-cell table:style-name="ce14" office:value-type="date" office:date-value="2023-10-06" calcext:value-type="date">
            <text:p>06.10.2023</text:p>
          </table:table-cell>
          <table:table-cell table:style-name="ce16" office:value-type="currency" office:currency="UAH" office:value="3500" calcext:value-type="currency">
            <text:p>3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1шт</text:p>
          </table:table-cell>
          <table:table-cell table:style-name="ce14" office:value-type="date" office:date-value="2023-10-11" calcext:value-type="date">
            <text:p>11.10.2023</text:p>
          </table:table-cell>
          <table:table-cell table:style-name="ce16" office:value-type="currency" office:currency="UAH" office:value="1030" calcext:value-type="currency">
            <text:p>1 03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Брус 15х15х450 12шт</text:p>
          </table:table-cell>
          <table:table-cell table:style-name="ce14" office:value-type="date" office:date-value="2023-10-12" calcext:value-type="date">
            <text:p>12.10.2023</text:p>
          </table:table-cell>
          <table:table-cell table:style-name="ce16" office:value-type="currency" office:currency="UAH" office:value="9200" calcext:value-type="currency">
            <text:p>9 2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е для даху</text:p>
          </table:table-cell>
          <table:table-cell table:style-name="ce14" office:value-type="date" office:date-value="2023-10-12" calcext:value-type="date">
            <text:p>12.10.2023</text:p>
          </table:table-cell>
          <table:table-cell table:style-name="ce16" office:value-type="currency" office:currency="UAH" office:value="1393" calcext:value-type="currency">
            <text:p>1 393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а маніпулятора по підйому дерева 2й пов.</text:p>
          </table:table-cell>
          <table:table-cell table:style-name="ce14" office:value-type="date" office:date-value="2023-10-13" calcext:value-type="date">
            <text:p>13.10.2023</text:p>
          </table:table-cell>
          <table:table-cell table:style-name="ce16" office:value-type="currency" office:currency="UAH" office:value="2500" calcext:value-type="currency">
            <text:p>2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ізне для даху</text:p>
          </table:table-cell>
          <table:table-cell table:style-name="ce14" office:value-type="date" office:date-value="2023-10-13" calcext:value-type="date">
            <text:p>13.10.2023</text:p>
          </table:table-cell>
          <table:table-cell table:style-name="ce16" office:value-type="currency" office:currency="UAH" office:value="1220" calcext:value-type="currency">
            <text:p>1 22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ріплення для даху</text:p>
          </table:table-cell>
          <table:table-cell table:style-name="ce14" office:value-type="date" office:date-value="2023-10-14" calcext:value-type="date">
            <text:p>14.10.2023</text:p>
          </table:table-cell>
          <table:table-cell table:style-name="ce16" office:value-type="currency" office:currency="UAH" office:value="9284" calcext:value-type="currency">
            <text:p>9 28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11шт + доставка</text:p>
          </table:table-cell>
          <table:table-cell table:style-name="ce14" office:value-type="date" office:date-value="2023-10-18" calcext:value-type="date">
            <text:p>18.10.2023</text:p>
          </table:table-cell>
          <table:table-cell table:style-name="ce16" office:value-type="currency" office:currency="UAH" office:value="12460" calcext:value-type="currency">
            <text:p>12 46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Гребінки під шифер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1417.16" calcext:value-type="currency">
            <text:p>1 417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лишок за армопояс плит 2й пов.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4500" calcext:value-type="currency">
            <text:p>4 5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Аванс за дах</text:p>
          </table:table-cell>
          <table:table-cell table:style-name="ce14" office:value-type="date" office:date-value="2023-10-19" calcext:value-type="date">
            <text:p>19.10.2023</text:p>
          </table:table-cell>
          <table:table-cell table:style-name="ce16" office:value-type="currency" office:currency="UAH" office:value="35000" calcext:value-type="currency">
            <text:p>35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ставка лісів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600" calcext:value-type="currency">
            <text:p>6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Туби вентиляції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1514" calcext:value-type="currency">
            <text:p>1 51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Штаба 50х4 3м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135" calcext:value-type="currency">
            <text:p>135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уберойд 3шт</text:p>
          </table:table-cell>
          <table:table-cell table:style-name="ce14" office:value-type="date" office:date-value="2023-10-21" calcext:value-type="date">
            <text:p>21.10.2023</text:p>
          </table:table-cell>
          <table:table-cell table:style-name="ce16" office:value-type="currency" office:currency="UAH" office:value="3350" calcext:value-type="currency">
            <text:p>3 35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Метал на коники і димар</text:p>
          </table:table-cell>
          <table:table-cell table:style-name="ce14" office:value-type="date" office:date-value="2023-10-24" calcext:value-type="date">
            <text:p>24.10.2023</text:p>
          </table:table-cell>
          <table:table-cell table:style-name="ce16" office:value-type="currency" office:currency="UAH" office:value="9800" calcext:value-type="currency">
            <text:p>9 8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Саморізи 250шт</text:p>
          </table:table-cell>
          <table:table-cell table:style-name="ce14" office:value-type="date" office:date-value="2023-10-30" calcext:value-type="date">
            <text:p>30.10.2023</text:p>
          </table:table-cell>
          <table:table-cell table:style-name="ce16" office:value-type="currency" office:currency="UAH" office:value="550" calcext:value-type="currency">
            <text:p>55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За роботи по даху</text:p>
          </table:table-cell>
          <table:table-cell table:style-name="ce14" office:value-type="date" office:date-value="2023-10-30" calcext:value-type="date">
            <text:p>30.10.2023</text:p>
          </table:table-cell>
          <table:table-cell table:style-name="ce16" office:value-type="currency" office:currency="UAH" office:value="118000" calcext:value-type="currency">
            <text:p>118 0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Матеріали для підшивки свісу даху + водостічна</text:p>
          </table:table-cell>
          <table:table-cell table:style-name="ce14" office:value-type="date" office:date-value="2023-10-31" calcext:value-type="date">
            <text:p>31.10.2023</text:p>
          </table:table-cell>
          <table:table-cell table:style-name="ce16" office:value-type="currency" office:currency="UAH" office:value="53524" calcext:value-type="currency">
            <text:p>53 524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ільця малі з кришками 3 шт. і доставкою</text:p>
          </table:table-cell>
          <table:table-cell table:style-name="ce14" office:value-type="date" office:date-value="2024-04-10" calcext:value-type="date">
            <text:p>10.04.2024</text:p>
          </table:table-cell>
          <table:table-cell table:style-name="ce16" office:value-type="currency" office:currency="UAH" office:value="10400" calcext:value-type="currency">
            <text:p>10 40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Каналізаційні труби в Молотку і доставка</text:p>
          </table:table-cell>
          <table:table-cell table:style-name="ce14" office:value-type="date" office:date-value="2024-04-10" calcext:value-type="date">
            <text:p>10.04.2024</text:p>
          </table:table-cell>
          <table:table-cell table:style-name="ce16" table:formula="of:=4556+250" office:value-type="currency" office:currency="UAH" office:value="4806" calcext:value-type="currency">
            <text:p>4 806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Додаткові труби і ревізії, трійник</text:p>
          </table:table-cell>
          <table:table-cell table:style-name="ce14" office:value-type="date" office:date-value="2024-04-10" calcext:value-type="date">
            <text:p>10.04.2024</text:p>
          </table:table-cell>
          <table:table-cell table:style-name="ce16" office:value-type="currency" office:currency="UAH" office:value="1020" calcext:value-type="currency">
            <text:p>1 020 грн.</text:p>
          </table:table-cell>
          <table:table-cell table:style-name="ce21" office:value-type="string" calcext:value-type="string">
            <text:p>Ні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Пісок </text:p>
          </table:table-cell>
          <table:table-cell table:style-name="ce14" office:value-type="date" office:date-value="2024-04-10" calcext:value-type="date">
            <text:p>10.04.2024</text:p>
          </table:table-cell>
          <table:table-cell table:style-name="ce16" office:value-type="currency" office:currency="UAH" office:value="7200" calcext:value-type="currency">
            <text:p>7 2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Щебень 6т</text:p>
          </table:table-cell>
          <table:table-cell table:style-name="ce14" office:value-type="date" office:date-value="2024-04-11" calcext:value-type="date">
            <text:p>11.04.2024</text:p>
          </table:table-cell>
          <table:table-cell table:style-name="ce16" office:value-type="currency" office:currency="UAH" office:value="5100" calcext:value-type="currency">
            <text:p>5 1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Великі кільця 4 шт., кришки 3 шт., шиї 3 шт., доставка</text:p>
          </table:table-cell>
          <table:table-cell table:style-name="ce14" office:value-type="date" office:date-value="2024-04-12" calcext:value-type="date">
            <text:p>12.04.2024</text:p>
          </table:table-cell>
          <table:table-cell table:style-name="ce16" office:value-type="currency" office:currency="UAH" office:value="23000" calcext:value-type="currency">
            <text:p>23 0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>
          <table:table-cell table:style-name="ce9" office:value-type="string" calcext:value-type="string">
            <text:p>Роботи по облаштуванню каналізації</text:p>
          </table:table-cell>
          <table:table-cell table:style-name="ce14" office:value-type="date" office:date-value="2024-04-13" calcext:value-type="date">
            <text:p>13.04.2024</text:p>
          </table:table-cell>
          <table:table-cell table:style-name="ce16" office:value-type="currency" office:currency="UAH" office:value="42000" calcext:value-type="currency">
            <text:p>42 000 грн.</text:p>
          </table:table-cell>
          <table:table-cell table:style-name="ce21" office:value-type="string" calcext:value-type="string">
            <text:p>Так</text:p>
          </table:table-cell>
          <table:table-cell table:style-name="ce24" table:number-columns-repeated="3"/>
          <table:table-cell table:number-columns-repeated="1015"/>
        </table:table-row>
        <table:table-row table:style-name="ro2" table:number-rows-repeated="12">
          <table:table-cell table:style-name="ce9"/>
          <table:table-cell table:style-name="ce14"/>
          <table:table-cell table:style-name="ce16"/>
          <table:table-cell table:style-name="ce21"/>
          <table:table-cell table:style-name="ce24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style-name="ce16" table:formula="of:=SUM([.C2:.C162])" office:value-type="currency" office:currency="UAH" office:value="2640264.18" calcext:value-type="currency">
            <text:p>2 640 264 грн.</text:p>
          </table:table-cell>
          <table:table-cell table:number-columns-repeated="1019"/>
        </table:table-row>
        <table:table-row table:style-name="ro2" table:number-rows-repeated="104840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22" number:title="User-defined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0108P0" style:volatile="true" number:language="uk" number:country="UA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108" number:language="uk" number:country="UA"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00:54:39.394331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4-04-14T01:19:02.177107130</dc:date>
    <dc:creator>Віталій Євтушенко</dc:creator>
    <meta:editing-duration>P1DT16H30M56S</meta:editing-duration>
    <meta:editing-cycles>108</meta:editing-cycles>
    <meta:document-statistic meta:table-count="1" meta:cell-count="637" meta:object-count="0"/>
  </office:meta>
</office:document-meta>
</file>